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000" draw:textarea-horizontal-align="justify" draw:textarea-vertical-align="middle" draw:auto-grow-height="false" fo:min-height="0.75cm" fo:min-width="0.7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75cm" fo:min-width="0.75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75cm" fo:min-width="0.75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75cm" fo:min-width="0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4000"/>
      <style:paragraph-properties fo:text-align="center" style:writing-mode="lr-tb"/>
    </style:style>
    <style:style style:name="P3" style:family="paragraph">
      <loext:graphic-properties draw:fill-color="#81d41a"/>
      <style:paragraph-properties fo:text-align="center" style:writing-mode="lr-tb"/>
    </style:style>
    <style:style style:name="P4" style:family="paragraph">
      <loext:graphic-properties draw:fill-color="#ff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1.25cm" svg:height="1cm" svg:x="1.75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3cm" svg:y="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4.25cm" svg:y="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5.5cm" svg:y="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6.75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8cm" svg:y="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9.25cm" svg:y="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10.5cm" svg:y="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1.75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13cm" svg:y="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14.25cm" svg:y="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15.5cm" svg:y="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6.75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1cm" svg:x="18cm" svg:y="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.75cm" svg:y="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3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4.25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5.5cm" svg:y="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6.75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8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9.25cm" svg:y="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10.5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11.75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3cm" svg:y="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14.25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15.5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6.75cm" svg:y="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1cm" svg:x="18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.75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3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4.25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5.5cm" svg:y="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6.75cm" svg:y="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8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9.25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0.5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5cm" svg:height="1cm" svg:x="11.75cm" svg:y="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1cm" svg:x="13cm" svg:y="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4.25cm" svg:y="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5.5cm" svg:y="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5cm" svg:height="1cm" svg:x="16.75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1cm" svg:x="18cm" svg:y="7cm">
          <text:p text:style-name="P1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22:29:39.817896290</meta:creation-date>
    <dc:date>2024-06-19T09:07:17.577922799</dc:date>
    <meta:editing-duration>PT12M19S</meta:editing-duration>
    <meta:editing-cycles>3</meta:editing-cycles>
    <meta:generator>LibreOffice/7.3.7.2$Linux_X86_64 LibreOffice_project/30$Build-2</meta:generator>
    <meta:document-statistic meta:object-count="42"/>
  </office:meta>
</office:document-meta>
</file>